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fo:background-color="#e0c2c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text-line-through-style="solid" style:text-line-through-type="single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normal" style:text-underline-style="none" fo:font-weight="normal" fo:background-color="#e0c2cd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text-properties fo:font-style="normal" style:text-underline-style="none" fo:font-weight="normal" fo:background-color="#e0c2cd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text-underline-style="none" fo:background-color="#e0c2cd" loext:char-shading-value="0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e0c2cd" loext:char-shading-value="0" style:font-style-asian="italic" style:font-style-complex="italic"/>
    </style:style>
    <style:style style:name="T4" style:family="text">
      <style:text-properties fo:font-style="italic" fo:background-color="#ffb66c" loext:char-shading-value="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background-color="#ffffa6" loext:char-shading-value="0" style:font-style-asian="normal" style:font-style-complex="normal"/>
    </style:style>
    <style:style style:name="T9" style:family="text">
      <style:text-properties fo:font-style="normal" style:text-underline-style="none" fo:background-color="#b4c7dc" loext:char-shading-value="0" style:font-style-asian="normal" style:font-style-complex="normal"/>
    </style:style>
    <style:style style:name="T10" style:family="text">
      <style:text-properties fo:font-style="normal" style:text-underline-style="none" fo:background-color="#afd095" loext:char-shading-value="0" style:font-style-asian="normal" style:font-style-complex="normal"/>
    </style:style>
    <style:style style:name="T11" style:family="text">
      <style:text-properties fo:font-style="normal" style:text-underline-style="none" fo:background-color="#e0c2cd" loext:char-shading-value="0" style:font-style-asian="normal" style:font-style-complex="normal"/>
    </style:style>
    <style:style style:name="T12" style:family="text">
      <style:text-properties fo:font-style="normal" style:text-underline-style="none" fo:background-color="#ffb66c" loext:char-shading-value="0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fo:background-color="#e0c2cd" loext:char-shading-value="0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fo:background-color="#ffb66c" loext:char-shading-value="0" style:font-style-asian="normal" style:font-style-complex="normal"/>
    </style:style>
    <style:style style:name="T16" style:family="text">
      <style:text-properties fo:font-style="normal" fo:background-color="#b4c7dc" loext:char-shading-value="0" style:font-style-asian="normal" style:font-style-complex="normal"/>
    </style:style>
    <style:style style:name="T17" style:family="text">
      <style:text-properties fo:font-style="normal" fo:background-color="#e0c2cd" loext:char-shading-value="0" style:font-style-asian="normal" style:font-style-complex="normal"/>
    </style:style>
    <style:style style:name="T18" style:family="text">
      <style:text-properties fo:font-style="normal" fo:background-color="#ffffa6" loext:char-shading-value="0" style:font-style-asian="normal" style:font-style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background-color="#afd095" loext:char-shading-value="0"/>
    </style:style>
    <style:style style:name="T21" style:family="text">
      <style:text-properties fo:background-color="#ffffa6" loext:char-shading-value="0"/>
    </style:style>
    <style:style style:name="T22" style:family="text">
      <style:text-properties fo:background-color="#ffd8ce" loext:char-shading-value="0"/>
    </style:style>
    <style:style style:name="T23" style:family="text">
      <style:text-properties fo:background-color="#afd095" loext:char-shading-value="0"/>
    </style:style>
    <style:style style:name="T24" style:family="text">
      <style:text-properties fo:background-color="#afd095" loext:char-shading-value="0"/>
    </style:style>
    <style:style style:name="T25" style:family="text">
      <style:text-properties fo:background-color="#e0c2cd" loext:char-shading-value="0"/>
    </style:style>
    <style:style style:name="T26" style:family="text">
      <style:text-properties officeooo:rsid="0008249a" fo:background-color="#e0c2cd" loext:char-shading-value="0"/>
    </style:style>
    <style:style style:name="T27" style:family="text">
      <style:text-properties style:use-window-font-color="true" loext:opacity="0%" fo:font-style="normal" fo:background-color="#ffffa6" loext:char-shading-value="0" style:font-style-asian="normal" style:font-style-complex="normal"/>
    </style:style>
    <style:style style:name="T28" style:family="text">
      <style:text-properties style:use-window-font-color="true" loext:opacity="0%" fo:background-color="#e0c2cd" loext:char-shading-value="0"/>
    </style:style>
    <style:style style:name="T29" style:family="text">
      <style:text-properties fo:background-color="#ffd7d7" loext:char-shading-value="0"/>
    </style:style>
    <style:style style:name="T30" style:family="text">
      <style:text-properties fo:background-color="#ffb66c" loext:char-shading-value="0"/>
    </style:style>
    <style:style style:name="T31" style:family="text">
      <style:text-properties style:text-line-through-style="solid" style:text-line-through-type="single"/>
    </style:style>
    <style:style style:name="T32" style:family="text">
      <style:text-properties fo:color="#ff0000" loext:opacity="100%" style:text-line-through-style="solid" style:text-line-through-type="single"/>
    </style:style>
    <style:style style:name="T33" style:family="text">
      <style:text-properties fo:color="#ff0000" loext:opacity="100%" style:text-line-through-style="solid" style:text-line-through-type="single" fo:background-color="transparent" loext:char-shading-value="0"/>
    </style:style>
    <style:style style:name="T34" style:family="text">
      <style:text-properties fo:color="#00a933" loext:opacity="100%"/>
    </style:style>
    <style:style style:name="T35" style:family="text">
      <style:text-properties fo:color="#00a933" loext:opacity="100%" style:text-line-through-style="none" style:text-line-through-type="none" officeooo:rsid="000d6129"/>
    </style:style>
    <style:style style:name="T36" style:family="text">
      <style:text-properties fo:color="#00a933" loext:opacity="100%" style:text-line-through-style="none" style:text-line-through-type="none" officeooo:rsid="000d6129" fo:background-color="transparent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ttura HTML</text:p>
      <text:p text:style-name="P1"/>
      <text:p text:style-name="P2">Per garantire il principio di separazione tra struttura, presentazione e comportamento, <text:span text:style-name="T22">il gruppo di lavoro ha deciso di</text:span> frammentare il codice statico della struttura di ogni pagina in tanti file <text:span text:style-name="T5">contenente esclusivamente codice HTML puro, utilizzando i file .php per riassemblare tutti questi frammenti e costruire l'intera pagina ogni qualvolta il browser ne chiede il caricamento. </text:span><text:span text:style-name="T18">I </text:span><text:span text:style-name="T5">ognuno di </text:span><text:span text:style-name="T16">essi</text:span><text:span text:style-name="T5"> è possibile trovare </text:span><text:span text:style-name="T27">uno o più stringhe delimitati da una coppia</text:span><text:span text:style-name="T5"> di percentuali. </text:span><text:span text:style-name="T16">Esso</text:span><text:span text:style-name="T5"> </text:span><text:span text:style-name="T17">vengono chiamati </text:span><text:span text:style-name="T1">placeholders</text:span><text:span text:style-name="T11"> e servono per generare dinamicamente contenuto informativo da inserire nella pagina web, sostituendo la stringa con l'apposito contenuto (vedi paragrafo Comportamento PHP).</text:span></text:p>
      <text:p text:style-name="P2"><text:span text:style-name="T5">I file all'interno della cartella </text:span><text:span text:style-name="T6">html </text:span><text:span text:style-name="T7">sono suddivisi in due tipologie:</text:span></text:p>
      <text:list xml:id="list1333691221" text:style-name="L1">
        <text:list-item>
          <text:p text:style-name="P8"><text:span text:style-name="T10">I</text:span><text:span text:style-name="T20"> presets</text:span><text:span text:style-name="T7">: </text:span><text:span text:style-name="T9">essi</text:span><text:span text:style-name="T7"> sono frammenti di codice che sono richiamati da più pagine del sito </text:span><text:span text:style-name="T8">e che servono</text:span><text:span text:style-name="T7"> per l'impaginazione delle suddette. Il loro scopo è evitare lo </text:span><text:span text:style-name="T8">spero</text:span><text:span text:style-name="T7"> di linee di codice nei vari file, evitando di riscriverle più volte </text:span><text:span text:style-name="T8">e</text:span><text:span text:style-name="T7"> rendendo il codice più pulito. </text:span><text:span text:style-name="T8">Dentro questa tipologia, ne fanno parte</text:span><text:span text:style-name="T7"> i file </text:span><text:span text:style-name="T13">head.html</text:span><text:span text:style-name="T7">, </text:span><text:span text:style-name="T13">navbar.html</text:span><text:span text:style-name="T7"> e </text:span><text:span text:style-name="T13">footer.html,</text:span><text:span text:style-name="T7"> che rispettivamente servono in ogni pagina del sito per generare la parte iniziale della pagina web, la barra di navigazione e la breadcrumb e il piè di pagina, </text:span><text:span text:style-name="T11">e tutti i file contenuti nella cartella </text:span><text:span text:style-name="T14">tables</text:span><text:span text:style-name="T11"> che servono a generare tutte le tabelle del sito.</text:span></text:p>
        </text:list-item>
        <text:list-item>
          <text:p text:style-name="P8"><text:span text:style-name="T10">I </text:span><text:span text:style-name="T20">file di contenuto</text:span><text:span text:style-name="T7">: </text:span><text:span text:style-name="T9">essi</text:span><text:span text:style-name="T11"> contengono il corpo vero e proprio di ogni pagina, c'è ne uno solo per ognuna di </text:span><text:span text:style-name="T9">esse</text:span><text:span text:style-name="T11"> e permettono di generare il loro contenuto. Dentro questa tipologia, ne fanno parte tutti gli altri file .html non citati nel punto precedente.</text:span></text:p>
        </text:list-item>
      </text:list>
      <text:p text:style-name="P4">Durante la fase di progettazione, <text:span text:style-name="T29">il gruppo di lavoro ha deciso di</text:span> implementare la struttura del sito utilizzando HTML5. <text:span text:style-name="T25">Questa scelta è stata fatta per implementare codice semantico, permettendo ai</text:span><text:span text:style-name="T26">notepad</text:span><text:span text:style-name="T25"> browser di ultima generazione di interpretare meglio il codice.</text:span></text:p>
      <text:p text:style-name="P5"/>
      <text:p text:style-name="P5">Il tag “section” è stato usato per incapsulare porzioni di codice mutualmente esclusive o contenuti che fanno rifermento ad uno stesso argomento, mentre il tag “nav” è stato usato per incapsulare gli elementi per aiutare l'utente con la navigazione, come la barra di navigazione e l'indicizzazione delle news, implementando le suddette usando i tag html per le liste.</text:p>
      <text:p text:style-name="P3"><text:span text:style-name="T7">Dal punto di vista del mero contenuto, a parte le pagine </text:span><text:span text:style-name="T19">news, stadio </text:span><text:span text:style-name="T7">e </text:span><text:span text:style-name="T19">squadra </text:span><text:span text:style-name="T7">che offrono informazioni tipicamente descrittive, la maggior parte delle informazioni presentate </text:span><text:span text:style-name="T10">sono sotto forma di tabelle</text:span><text:span text:style-name="T7">, perchè l'elenco delle gare di della squadra e i dati anagrafici di un utente sono </text:span><text:span text:style-name="T8">semanticamente dei dati sotto forma di record e non aveva senso usare delle liste. Dato che siamo stati costretti</text:span><text:span text:style-name="T7"> ad usare delle tabelle, siamo stati attenti a gestire le tabelle per renderle accessibili a tutti, inserendo gli attributi </text:span><text:span text:style-name="T15">data_label</text:span><text:span text:style-name="T12"> per la visualizzazione (vedi paragrafo Presentazione CSS) e inserendo gli attributi </text:span><text:span text:style-name="T15">scope</text:span><text:span text:style-name="T12"> su ogni cella delle intestazioni per aiutare gli screen reader a leggerle. Riguardo a quest'ultimo, dato che le celle d'intestazione sono situate nella prima riga di ogni tabella, è stato usato solo </text:span><text:span text:style-name="T15">scope=”row”</text:span><text:span text:style-name="T12">.</text:span></text:p>
      <text:p text:style-name="P4"/>
      <text:p text:style-name="P4"/>
      <text:p text:style-name="P6">Struttura HTML (Revisione)</text:p>
      <text:p text:style-name="P6"/>
      <text:p text:style-name="P6">Frammentazione del codice</text:p>
      <text:p text:style-name="P6"/>
      <text:p text:style-name="P7">Uno dei problemi che <text:span text:style-name="T29">il gruppo di lavoro ha dovuto</text:span> risolvere per la scrittura del codice HTML è stato quello di evitare l'uso di codice inline di altri linguaggi di programmazione all'interno dei file .html, nell'ottica di <text:s/>garantire il principio di separazione tra struttura, presentazione e comportamento. L'idea è stata quella di frammentare il codice in più parti e ricostruendoli successivamente con delle chiamate dinamiche ogni qualvolta viene caricata una pagina, utilizzando appositi file di codice HTML pure, denominati presets. Alcuni presets contengono mero contenuto da stampare a video, altri invece contengono template per costruire la struttura di una pagina web. L'implementazione di questa idea è supportata anche da stringhe racchiuse da una coppia di <text:soft-page-break/>percentuali, chiamati placeholders, necessari per inserire a run time codice o stampe in maniera dinamica. I vantaggi che porta questo approccio sono migliore manutenibilità del codice e codice più pulito, rendendo i file più leggeri.</text:p>
      <text:p text:style-name="P4"/>
      <text:p text:style-name="P6">Organizzazione generale del codice</text:p>
      <text:p text:style-name="P4"/>
      <text:p text:style-name="P4">Per l'implementazione del codice html, <text:span text:style-name="T29">il gruppo di lavoro ha </text:span>deciso di seguire precise regole che ogni <text:span text:style-name="T21">pagina doveva rispettare</text:span>. <text:span text:style-name="T25">I tag &lt;h1&gt; e &lt;h2&gt; servono per incapsulare le intestazioni principali di ogni pagina, invece i tag &lt;h3&gt; servono per le intestazioni di contenuto, avendo così una migliore organizzazione delle intestazioni.</text:span> <text:span text:style-name="T29">Si è voluto evitare l'uso</text:span> di troppi tag &lt;div&gt; incapsulati uno dentro l'altro, preferendo usare tag più semantici, <text:span text:style-name="T31">come ad esempio il tag &lt;section&gt; che incapsula al suo interno frammenti di codice mutualmente esclusivi tra di loro </text:span><text:span text:style-name="T33">o per incapsulare contenuto che si riferisce ad uno unico argomento</text:span>. <text:span text:style-name="T25">I frammenti di codice che implementa gli strumenti per la navigazione nel sito deve essere incapsulato all'interno del tag &lt;nav&gt; e si utilizza liste non ordinate (tag &lt;li&gt; e &lt;ul&gt;) per costruire la struttura delle suddette.</text:span> <text:span text:style-name="T25">Le immagini devono necessariamente avere del testo descrittivo con l'attributo “alt” solo se tale immagine è necessaria per il contenuto informativo a cui fa riferimento, altrimenti si aggiunge uno spazio vuoto (“ ”).</text:span> <text:span text:style-name="T25">Tutto il testo del sito deve utilizzare dove serve tag e/o attributi per descrivere il più possibile l'informazione al suo interno, usando il tag &lt;abbr&gt; per indicare abbreviazioni, il tag &lt;time&gt; per indicare date o ore e l'attributo lang=”en” per indicare parole inglesi.</text:span> <text:span text:style-name="T30">Per quanto riguarda le form, tutti i dati inseriti sono mandati al server con il metodo “post”. Questa scelta è stata fatta per aggiungere maggiore sicurezza nell'invio dei dati.</text:span></text:p>
      <text:p text:style-name="P4"/>
      <text:p text:style-name="P6">Altre regole strutturali</text:p>
      <text:p text:style-name="P4"/>
      <text:p text:style-name="P4">Di seguito, sono elencati alcune regole strutturali specifiche per determinate pagine:</text:p>
      <text:p text:style-name="P4"/>
      <text:list xml:id="list207282488" text:style-name="L2">
        <text:list-item>
          <text:p text:style-name="P11">Nella pagina della <text:span text:style-name="T2">Home</text:span>, è presente <text:span text:style-name="T32">un blocco di codice</text:span><text:span text:style-name="T35">una sezione</text:span> che rappresenta un anteprima dei<text:span text:style-name="T34"> </text:span><text:span text:style-name="T33">possibili</text:span><text:span text:style-name="T36">più recenti</text:span> articoli presenti nella pagina <text:span text:style-name="T2">News</text:span>. Tale blocco è stato incapsulato dentro un tag &lt;aside&gt;. Questa decisione è stata presa, perchè il contenuto all'interno del tag non è indispensabile per la semantica della <text:span text:style-name="T2">Home</text:span> e serve solo a supportare la navigazione nel sito.</text:p>
        </text:list-item>
        <text:list-item>
          <text:p text:style-name="P11">Nella pagina delle <text:span text:style-name="T2">News</text:span>, ma anche nella Homepage, tutti gli articoli sono racchiusi dentro un tag &lt;article&gt; per identificare porzioni di testo che sono indipendenti tra di loro, i<text:span text:style-name="T32">n modo tale da poter essere facilmente manipolati con il CSS.</text:span></text:p>
        </text:list-item>
        <text:list-item>
          <text:p text:style-name="P10">Nella pagina del <text:span text:style-name="T2">Calendario, </text:span>ma così come in altre pagine come <text:span text:style-name="T2">Biglietteria </text:span>o <text:span text:style-name="T2">area personale</text:span>, la tabella è costruita usando il tag&lt;thead&gt; per stampare a schermo l'intestazione della tabella e il tag &lt;tbody&gt; per stampare tutti i record che contengono il contenuto informativo. L'uso di questi due tag è pensato per aggiungere semantica alla struttura di ogni tabella, suddividendo la parte di intestazione con la parte puramente informativa. L'intestazione della tabella è formata da un'unica riga in cima ad essa. Altri tipi di intestazione sono ritenuti non necesari.</text:p>
        </text:list-item>
        <text:list-item>
          <text:p text:style-name="P11">Nella pagina <text:span text:style-name="T2">Registrazione, </text:span>è stato usato il tag &lt;fieldset&gt; <text:span text:style-name="T25">per raggruppare due tipi di form:</text:span> la form per compilare i dati anagrafici dell'utente e la form per compilare i dati di accesso all'area personale del sito. <text:span text:style-name="T25">Questa scelta è stata fatta raggruppare semanticamente elementi logicamente correlati</text:span>.</text:p>
        </text:list-item>
        <text:list-item>
          <text:p text:style-name="P11">Nella pagina <text:span text:style-name="T25">dell'</text:span><text:span text:style-name="T3">Area personale </text:span><text:s/>dell'utente, la struttura per visualizzare le informazioni anagrafiche dell'utente è stata costruita usando elenchi di definizioni, usando i tag &lt;dl&gt;, &lt;dt&gt; e &lt;dd&gt;. Questa scelta è stata fatta perché <text:span text:style-name="T32">i dati anagrafici sono unici per ogni singolo utente e non è necessario utilizzare una tabella per visualizzare tali informazioni.</text:span></text:p>
        </text:list-item>
        <text:list-item>
          <text:p text:style-name="P11">Nella <text:span text:style-name="T23">pagina riservata all'amministratore</text:span>, è stato aggiunto un pulsante che permette di cambiare <text:span text:style-name="T24">pagina dall'Area personale all'area per inserire gli articoli e gestire le gare</text:span>, <text:soft-page-break/>permettendo così di o<text:span text:style-name="T25">rganizzare meglio le pagine e suddividere il contenuto puramente informativo dell'area personale e </text:span><text:span text:style-name="T28">le</text:span><text:span text:style-name="T25"> form dell'amministratore.</text:span> <text:span text:style-name="T30">Sempre in questa pagina, la form per aggiungere gli articoli usa l'attributo </text:span><text:span text:style-name="T4">enctype=”multipart/form-data”</text:span><text:span text:style-name="T30"> per comunicare al server che stiamo mandando anche file .jpeg, .png, .gif, o .pdf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doardo Retis</meta:initial-creator>
    <meta:creation-date>2022-05-26T20:10:25.65</meta:creation-date>
    <dc:date>2022-06-03T23:21:58.549322271</dc:date>
    <meta:editing-duration>PT7H5M30S</meta:editing-duration>
    <meta:editing-cycles>5</meta:editing-cycles>
    <meta:generator>LibreOffice/7.2.6.2$Linux_X86_64 LibreOffice_project/20$Build-2</meta:generator>
    <meta:document-statistic meta:table-count="0" meta:image-count="0" meta:object-count="0" meta:page-count="3" meta:paragraph-count="21" meta:word-count="1267" meta:character-count="8218" meta:non-whitespace-character-count="6978"/>
  </office:meta>
</office:document-meta>
</file>